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500000065AA13EF96E0849EEB.png" manifest:media-type="image/png"/>
  <manifest:file-entry manifest:full-path="Pictures/1000053E00000A7000000A70666C0C00AA218D39.svg" manifest:media-type="image/svg+xml"/>
  <manifest:file-entry manifest:full-path="Pictures/1000020100000065000000652B039862A2024B09.png" manifest:media-type="image/png"/>
  <manifest:file-entry manifest:full-path="Pictures/100002010000006500000065D08665D753CB19DD.png" manifest:media-type="image/png"/>
  <manifest:file-entry manifest:full-path="Pictures/10000201000000650000006528E45C89BB522AF6.png" manifest:media-type="image/png"/>
  <manifest:file-entry manifest:full-path="Pictures/100006AB00000A7000000A70216B57D964F3D7A9.svg" manifest:media-type="image/svg+xml"/>
  <manifest:file-entry manifest:full-path="Pictures/1000020100000065000000657D43458BF82D0F1C.png" manifest:media-type="image/png"/>
  <manifest:file-entry manifest:full-path="Pictures/10000201000000650000006591F26EE851856C8D.png" manifest:media-type="image/png"/>
  <manifest:file-entry manifest:full-path="Pictures/1000044900000A7000000A7041F8E44763A17D4C.svg" manifest:media-type="image/svg+xml"/>
  <manifest:file-entry manifest:full-path="Pictures/100002010000005300000053D53E1F0DDA8CA77C.png" manifest:media-type="image/png"/>
  <manifest:file-entry manifest:full-path="Pictures/100006280000089F0000089FB8DA6540218C4784.svg" manifest:media-type="image/svg+xml"/>
  <manifest:file-entry manifest:full-path="Pictures/10000201000000650000006595ED0F09703BEE70.png" manifest:media-type="image/png"/>
  <manifest:file-entry manifest:full-path="Pictures/1000128300000A7000000A70573271970FED9C16.svg" manifest:media-type="image/svg+xml"/>
  <manifest:file-entry manifest:full-path="Pictures/1000063000000A7000000A7082DAD3201DD4CE26.svg" manifest:media-type="image/svg+xml"/>
  <manifest:file-entry manifest:full-path="Pictures/100006E000000A7000000A704A7D100C74591262.svg" manifest:media-type="image/svg+xml"/>
  <manifest:file-entry manifest:full-path="Pictures/10000201000000650000006571BEDDE84A7D13B9.png" manifest:media-type="image/png"/>
  <manifest:file-entry manifest:full-path="Pictures/1000064700000A7000000A70257BC25872032208.svg" manifest:media-type="image/svg+xml"/>
  <manifest:file-entry manifest:full-path="Pictures/100006F000000A7000000A70F1FD75B431D188CD.svg" manifest:media-type="image/svg+xml"/>
  <manifest:file-entry manifest:full-path="Pictures/1000063900000A7000000A70DF715BA861FF71BF.svg" manifest:media-type="image/svg+xml"/>
  <manifest:file-entry manifest:full-path="Pictures/100002010000006500000065FC71413BFE355770.png" manifest:media-type="image/png"/>
  <manifest:file-entry manifest:full-path="Pictures/1000020100000065000000657B5F1FFDD25E7985.png" manifest:media-type="image/png"/>
  <manifest:file-entry manifest:full-path="Pictures/1000000000000020000000204B249CA79A42C6D7.png" manifest:media-type="image/png"/>
  <manifest:file-entry manifest:full-path="Pictures/100002010000006500000065BF36B9946A6CB814.png" manifest:media-type="image/png"/>
  <manifest:file-entry manifest:full-path="Pictures/100002010000004C0000004CE46138481DE0DB70.png" manifest:media-type="image/png"/>
  <manifest:file-entry manifest:full-path="Pictures/100006DE00000A7000000A70C98FEDD2DC336E6A.svg" manifest:media-type="image/svg+xml"/>
  <manifest:file-entry manifest:full-path="Pictures/10000C1600000A7000000A70B1A0937E37FDB3E8.svg" manifest:media-type="image/svg+xml"/>
  <manifest:file-entry manifest:full-path="Pictures/1000053D00000A7000000A70CA5A1A2D54F61285.svg" manifest:media-type="image/svg+xml"/>
  <manifest:file-entry manifest:full-path="Pictures/1000054500000A7000000A70C8D1A99A07E88C3B.svg" manifest:media-type="image/svg+xml"/>
  <manifest:file-entry manifest:full-path="Pictures/100002010000006500000065585C73309BC9261A.png" manifest:media-type="image/png"/>
  <manifest:file-entry manifest:full-path="Pictures/100002010000006500000065E0779DF8AF5428C6.png" manifest:media-type="image/png"/>
  <manifest:file-entry manifest:full-path="Pictures/1000075900000A7000000A70C208B3296F89C5B2.svg" manifest:media-type="image/svg+xml"/>
  <manifest:file-entry manifest:full-path="Pictures/100004C300000A7000000A707CF84B540A81C4BC.svg" manifest:media-type="image/svg+xml"/>
  <manifest:file-entry manifest:full-path="Pictures/1000020100000065000000657C6D97CF829B1A7A.png" manifest:media-type="image/png"/>
  <manifest:file-entry manifest:full-path="Pictures/100002010000006500000065F92E66C70C606DA8.png" manifest:media-type="image/png"/>
  <manifest:file-entry manifest:full-path="Pictures/10000201000000650000006566F623489ADB2932.png" manifest:media-type="image/png"/>
  <manifest:file-entry manifest:full-path="Pictures/100002010000006500000065109025983BE0DF25.png" manifest:media-type="image/png"/>
  <manifest:file-entry manifest:full-path="Pictures/10000480000007DB000007DBB8E5EE12FFD27676.svg" manifest:media-type="image/svg+xml"/>
  <manifest:file-entry manifest:full-path="Pictures/10000201000000650000006574659CFA531AF265.png" manifest:media-type="image/png"/>
  <manifest:file-entry manifest:full-path="Pictures/100004DE00000A7000000A702A192940F2C79CC1.svg" manifest:media-type="image/svg+xml"/>
  <manifest:file-entry manifest:full-path="Pictures/1000068F00000A7000000A70A9A04A80127EB997.svg" manifest:media-type="image/svg+xml"/>
  <manifest:file-entry manifest:full-path="Pictures/1000020100000065000000658E67FDC6621C572F.png" manifest:media-type="image/png"/>
  <manifest:file-entry manifest:full-path="Pictures/1000047C00000A7000000A70C67ED75D895CDA19.svg" manifest:media-type="image/svg+xml"/>
  <manifest:file-entry manifest:full-path="Pictures/1000084200000A7000000A7004CA5E9CD52191D8.svg" manifest:media-type="image/svg+xml"/>
  <manifest:file-entry manifest:full-path="Pictures/1000020100000065000000652C177FF776B47DF7.png" manifest:media-type="image/png"/>
  <manifest:file-entry manifest:full-path="Pictures/1000091E00000A7000000A707D4F9F13C62D03D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top" draw:auto-grow-height="false" fo:min-height="20.994cm" fo:min-width="15.744cm" fo:padding-top="0cm"/>
    </style:style>
    <style:style style:name="gr2" style:family="graphic" style:parent-style-name="standard">
      <style:graphic-properties draw:marker-start="Symmetric_20_Arrow" draw:marker-start-center="true" draw:marker-end="Symmetric_20_Arrow" draw:textarea-horizontal-align="justify" draw:textarea-vertical-align="top" draw:auto-grow-height="false" fo:min-height="15.813cm" fo:min-width="13.938cm" fo:padding-top="0cm"/>
    </style:style>
    <style:style style:name="gr3" style:family="graphic" style:parent-style-name="standard">
      <style:graphic-properties draw:fill-color="#ffcc99" draw:textarea-horizontal-align="justify" draw:textarea-vertical-align="top" draw:auto-grow-height="false" fo:min-height="3.812cm" fo:min-width="12.062cm"/>
    </style:style>
    <style:style style:name="gr4" style:family="graphic" style:parent-style-name="standard">
      <style:graphic-properties draw:marker-start="Symmetric_20_Arrow" draw:marker-start-center="true" draw:marker-end="Symmetric_20_Arrow" draw:marker-end-center="true" draw:fill-color="#cfe7f5" draw:textarea-horizontal-align="justify" draw:textarea-vertical-align="top" draw:auto-grow-height="false" fo:min-height="9.351cm" fo:min-width="11.476cm" fo:padding-top="0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bottom" fo:padding-bottom="0.381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93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 fo:min-height="0.202cm" fo:min-width="1.4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209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.438cm" fo:min-width="1.172cm"/>
    </style:style>
    <style:style style:name="gr12" style:family="graphic" style:parent-style-name="objectwithoutfill">
      <style:graphic-properties draw:marker-start="Symmetric_20_Arrow" draw:marker-start-width="0.3cm" draw:marker-start-center="true" draw:marker-end="Symmetric_20_Arrow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svg:stroke-color="#ff3333" draw:marker-start="Symmetric_20_Arrow" draw:marker-start-width="0.3cm" draw:marker-start-center="true" draw:marker-end="Symmetric_20_Arrow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draw:stroke="dash" draw:stroke-dash="Fine_20_Dashed" svg:stroke-color="#666666" draw:marker-start="Symmetric_20_Arrow" draw:marker-start-width="0.3cm" draw:marker-start-center="true" draw:marker-end="Symmetric_20_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1pt" style:font-size-asian="18pt" style:font-size-complex="18pt"/>
    </style:style>
    <style:style style:name="P3" style:family="paragraph"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-color="#ffcc99"/>
      <style:paragraph-properties fo:text-align="center"/>
      <style:text-properties fo:font-size="11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eeeeee" fo:font-size="14pt" fo:text-shadow="1pt 1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color="#eeeeee" fo:font-size="14pt" fo:text-shadow="1pt 1pt" fo:font-weight="bold" fo:background-color="transparen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color="#eeeeee" fo:font-size="12pt" fo:text-shadow="1pt 1p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color="#eeeeee" style:text-outline="false" fo:font-size="14pt" fo:text-shadow="1pt 1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color="#b2b2b2" style:text-outline="false" fo:font-size="14pt" fo:text-shadow="1pt 1pt" fo:font-weight="normal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fo:color="#b2b2b2" style:text-outline="true" fo:font-size="14pt" fo:text-shadow="1pt 1pt" fo:font-weight="bold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color="#111111" style:text-outline="true" fo:font-size="14pt" fo:text-shadow="1pt 1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color="#eeeeee" fo:font-size="14pt" fo:text-shadow="1pt 1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fo:color="#eeeeee" fo:font-size="11pt" fo:text-shadow="1pt 1pt" style:font-size-asian="18pt" style:font-size-complex="18pt"/>
    </style:style>
    <style:style style:name="P15" style:family="paragraph">
      <loext:graphic-properties draw:fill="none" draw:fill-color="#ffffff"/>
      <style:text-properties fo:font-size="11pt" style:font-size-asian="18pt" style:font-size-complex="18pt"/>
    </style:style>
    <style:style style:name="P16" style:family="paragraph">
      <loext:graphic-properties draw:fill-color="#ff950e"/>
      <style:paragraph-properties fo:text-align="center"/>
      <style:text-properties fo:color="#ffffff" fo:font-size="14pt" fo:text-shadow="1pt 1pt" fo:font-weight="bold" style:font-size-asian="18pt" style:font-size-complex="18pt"/>
    </style:style>
    <style:style style:name="P17" style:family="paragraph">
      <loext:graphic-properties draw:fill="none"/>
      <style:paragraph-properties fo:text-align="center"/>
      <style:text-properties fo:color="#ffffff" fo:font-size="14pt" fo:text-shadow="1pt 1pt" fo:font-weight="bold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fo:color="#ffffff" fo:font-size="12pt" fo:text-shadow="1pt 1pt" fo:font-weight="bold" style:font-size-asian="18pt" style:font-size-complex="18pt"/>
    </style:style>
    <style:style style:name="P19" style:family="paragraph">
      <loext:graphic-properties draw:fill-color="#ff950e"/>
      <style:paragraph-properties fo:text-align="center"/>
      <style:text-properties fo:color="#ffffff" fo:font-size="11pt" fo:text-shadow="1pt 1pt" fo:font-weight="bold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color="#eeeeee" fo:font-size="14pt" fo:text-shadow="1pt 1pt" fo:font-weight="bold" style:font-size-asian="18pt" style:font-size-complex="18pt"/>
    </style:style>
    <style:style style:name="T3" style:family="text">
      <style:text-properties fo:color="#eeeeee" fo:font-size="14pt" fo:text-shadow="1pt 1pt" fo:font-weight="bold" fo:background-color="transparent" style:font-size-asian="18pt" style:font-size-complex="18pt"/>
    </style:style>
    <style:style style:name="T4" style:family="text">
      <style:text-properties fo:color="#eeeeee" fo:font-size="12pt" fo:text-shadow="1pt 1pt" style:font-size-asian="18pt" style:font-size-complex="18pt"/>
    </style:style>
    <style:style style:name="T5" style:family="text">
      <style:text-properties fo:color="#eeeeee" style:text-outline="false" fo:font-size="14pt" fo:text-shadow="1pt 1pt" style:font-size-asian="18pt" style:font-size-complex="18pt"/>
    </style:style>
    <style:style style:name="T6" style:family="text">
      <style:text-properties fo:color="#b2b2b2" style:text-outline="false" fo:font-size="14pt" fo:text-shadow="1pt 1pt" fo:font-weight="normal" style:font-size-asian="18pt" style:font-size-complex="18pt"/>
    </style:style>
    <style:style style:name="T7" style:family="text">
      <style:text-properties fo:color="#b2b2b2" style:text-outline="true" fo:font-size="14pt" fo:text-shadow="1pt 1pt" fo:font-weight="bold" style:font-size-asian="18pt" style:font-size-complex="18pt"/>
    </style:style>
    <style:style style:name="T8" style:family="text">
      <style:text-properties fo:color="#111111" style:text-outline="true" fo:font-size="14pt" fo:text-shadow="1pt 1pt" style:font-size-asian="18pt" style:font-size-complex="18pt"/>
    </style:style>
    <style:style style:name="T9" style:family="text">
      <style:text-properties fo:color="#eeeeee" fo:font-size="14pt" fo:text-shadow="1pt 1pt" style:font-size-asian="18pt" style:font-size-complex="18pt"/>
    </style:style>
    <style:style style:name="T10" style:family="text">
      <style:text-properties fo:color="#eeeeee" fo:font-size="11pt" fo:text-shadow="1pt 1pt" style:font-size-asian="18pt" style:font-size-complex="18pt"/>
    </style:style>
    <style:style style:name="T11" style:family="text">
      <style:text-properties fo:color="#ffffff" fo:font-size="14pt" fo:text-shadow="1pt 1pt" fo:font-weight="bold" style:font-size-asian="18pt" style:font-size-complex="18pt"/>
    </style:style>
    <style:style style:name="T12" style:family="text">
      <style:text-properties fo:color="#ffffff" fo:font-size="12pt" fo:text-shadow="1pt 1pt" fo:font-weight="bold" style:font-size-asian="18pt" style:font-size-complex="18pt"/>
    </style:style>
    <style:style style:name="T13" style:family="text">
      <style:text-properties fo:color="#ffffff" fo:font-size="11pt" fo:text-shadow="1pt 1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cm" svg:height="23cm" svg:x="1.5cm" svg:y="3cm">
          <text:p text:style-name="P1"><text:span text:style-name="T1">Application 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6cm" svg:height="17.5cm" svg:x="2.5cm" svg:y="5cm">
          <text:p text:style-name="P1"><text:span text:style-name="T1">VPC 1..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3cm" svg:height="4.5cm" svg:x="4cm" svg:y="6.5cm">
          <text:p text:style-name="P1"><text:span text:style-name="T1">public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3cm" svg:height="10.5cm" svg:x="4cm" svg:y="11.5cm">
          <text:p text:style-name="P1"><text:span text:style-name="T1">private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671cm" svg:height="2.671cm" svg:x="3.829cm" svg:y="1cm">
          <draw:image xlink:href="Pictures/100006DE00000A7000000A70C98FEDD2DC336E6A.svg" xlink:type="simple" xlink:show="embed" xlink:actuate="onLoad">
            <text:p/>
          </draw:image>
          <draw:image xlink:href="Pictures/1000020100000065000000658E67FDC6621C572F.png" xlink:type="simple" xlink:show="embed" xlink:actuate="onLoad"/>
        </draw:frame>
        <draw:frame draw:style-name="gr5" draw:text-style-name="P5" draw:layer="layout" svg:width="2.671cm" svg:height="2.671cm" svg:x="4.829cm" svg:y="3cm">
          <draw:image xlink:href="Pictures/1000063000000A7000000A7082DAD3201DD4CE26.svg" xlink:type="simple" xlink:show="embed" xlink:actuate="onLoad">
            <text:p/>
          </draw:image>
          <draw:image xlink:href="Pictures/100002010000006500000065FC71413BFE355770.png" xlink:type="simple" xlink:show="embed" xlink:actuate="onLoad"/>
        </draw:frame>
        <draw:frame draw:style-name="gr6" draw:text-style-name="P6" xml:id="id1" draw:id="id1" draw:layer="layout" svg:width="2.671cm" svg:height="2.671cm" svg:x="4.5cm" svg:y="12.246cm">
          <draw:image xlink:href="Pictures/1000064700000A7000000A70257BC25872032208.svg" xlink:type="simple" xlink:show="embed" xlink:actuate="onLoad">
            <text:p text:style-name="P1"><text:span text:style-name="T2">EC2</text:span></text:p>
          </draw:image>
          <draw:image xlink:href="Pictures/1000020100000065000000657B5F1FFDD25E7985.png" xlink:type="simple" xlink:show="embed" xlink:actuate="onLoad"/>
        </draw:frame>
        <draw:frame draw:style-name="gr6" draw:text-style-name="P7" xml:id="id2" draw:id="id2" draw:layer="layout" svg:width="2.088cm" svg:height="2.088cm" svg:x="4.418cm" svg:y="7.294cm">
          <draw:image xlink:href="Pictures/1000084200000A7000000A7004CA5E9CD52191D8.svg" xlink:type="simple" xlink:show="embed" xlink:actuate="onLoad">
            <text:p text:style-name="P1"><text:span text:style-name="T3">ELB</text:span></text:p>
          </draw:image>
          <draw:image xlink:href="Pictures/10000201000000650000006571BEDDE84A7D13B9.png" xlink:type="simple" xlink:show="embed" xlink:actuate="onLoad"/>
        </draw:frame>
        <draw:frame draw:style-name="gr6" draw:text-style-name="P8" draw:layer="layout" svg:width="2.671cm" svg:height="2.671cm" svg:x="1.5cm" svg:y="21.584cm">
          <draw:image xlink:href="Pictures/100006E000000A7000000A704A7D100C74591262.svg" xlink:type="simple" xlink:show="embed" xlink:actuate="onLoad">
            <text:p text:style-name="P1"><text:span text:style-name="T4">Terraform</text:span></text:p>
            <text:p text:style-name="P1"><text:span text:style-name="T4">State</text:span></text:p>
          </draw:image>
          <draw:image xlink:href="Pictures/100002010000006500000065585C73309BC9261A.png" xlink:type="simple" xlink:show="embed" xlink:actuate="onLoad"/>
        </draw:frame>
        <draw:frame draw:style-name="gr6" draw:text-style-name="P9" draw:layer="layout" svg:width="2.171cm" svg:height="2.171cm" svg:x="3.5cm" svg:y="23.329cm">
          <draw:image xlink:href="Pictures/100004C300000A7000000A707CF84B540A81C4BC.svg" xlink:type="simple" xlink:show="embed" xlink:actuate="onLoad">
            <text:p text:style-name="P1"><text:span text:style-name="T5">KMS</text:span></text:p>
          </draw:image>
          <draw:image xlink:href="Pictures/100002010000006500000065F92E66C70C606DA8.png" xlink:type="simple" xlink:show="embed" xlink:actuate="onLoad"/>
        </draw:frame>
        <draw:frame draw:style-name="gr6" draw:text-style-name="P10" draw:layer="layout" svg:width="2.171cm" svg:height="2.171cm" svg:x="13.5cm" svg:y="4cm">
          <draw:image xlink:href="Pictures/1000053D00000A7000000A70CA5A1A2D54F61285.svg" xlink:type="simple" xlink:show="embed" xlink:actuate="onLoad">
            <text:p text:style-name="P1"><text:span text:style-name="T6">IGW</text:span></text:p>
          </draw:image>
          <draw:image xlink:href="Pictures/100002010000006500000065E0779DF8AF5428C6.png" xlink:type="simple" xlink:show="embed" xlink:actuate="onLoad"/>
        </draw:frame>
        <draw:frame draw:style-name="gr6" draw:text-style-name="P11" draw:layer="layout" svg:width="2.01cm" svg:height="2.01cm" svg:x="7.5cm" svg:y="23.5cm">
          <draw:image xlink:href="Pictures/10000480000007DB000007DBB8E5EE12FFD27676.svg" xlink:type="simple" xlink:show="embed" xlink:actuate="onLoad">
            <text:p text:style-name="P1"><text:span text:style-name="T7">Route</text:span></text:p>
            <text:p text:style-name="P1"><text:span text:style-name="T7">53</text:span></text:p>
          </draw:image>
          <draw:image xlink:href="Pictures/100002010000004C0000004CE46138481DE0DB70.png" xlink:type="simple" xlink:show="embed" xlink:actuate="onLoad"/>
        </draw:frame>
        <draw:frame draw:style-name="gr6" draw:text-style-name="P6" draw:layer="layout" svg:width="2.671cm" svg:height="2.671cm" svg:x="9.525cm" svg:y="23.202cm">
          <draw:image xlink:href="Pictures/1000068F00000A7000000A70A9A04A80127EB997.svg" xlink:type="simple" xlink:show="embed" xlink:actuate="onLoad">
            <text:p text:style-name="P1"><text:span text:style-name="T2">Lambda</text:span></text:p>
          </draw:image>
          <draw:image xlink:href="Pictures/10000201000000650000006574659CFA531AF265.png" xlink:type="simple" xlink:show="embed" xlink:actuate="onLoad"/>
        </draw:frame>
        <draw:frame draw:style-name="gr5" draw:text-style-name="P5" draw:layer="layout" svg:width="2.396cm" svg:height="2.396cm" svg:x="5.064cm" svg:y="23.098cm">
          <draw:image xlink:href="Pictures/1000091E00000A7000000A707D4F9F13C62D03DF.svg" xlink:type="simple" xlink:show="embed" xlink:actuate="onLoad">
            <text:p/>
          </draw:image>
          <draw:image xlink:href="Pictures/1000020100000065000000652C177FF776B47DF7.png" xlink:type="simple" xlink:show="embed" xlink:actuate="onLoad"/>
        </draw:frame>
        <draw:frame draw:style-name="gr6" draw:text-style-name="P6" draw:layer="layout" svg:width="2.671cm" svg:height="2.671cm" svg:x="12cm" svg:y="23cm">
          <draw:image xlink:href="Pictures/1000047C00000A7000000A70C67ED75D895CDA19.svg" xlink:type="simple" xlink:show="embed" xlink:actuate="onLoad">
            <text:p text:style-name="P1"><text:span text:style-name="T2">Elastic</text:span></text:p>
            <text:p text:style-name="P1"><text:span text:style-name="T2">Search</text:span></text:p>
          </draw:image>
          <draw:image xlink:href="Pictures/100002010000006500000065109025983BE0DF25.png" xlink:type="simple" xlink:show="embed" xlink:actuate="onLoad"/>
        </draw:frame>
        <draw:frame draw:style-name="gr5" draw:text-style-name="P5" draw:layer="layout" svg:width="2.2cm" svg:height="2.2cm" svg:x="14.3cm" svg:y="11.5cm">
          <draw:image xlink:href="Pictures/1000128300000A7000000A70573271970FED9C16.svg" xlink:type="simple" xlink:show="embed" xlink:actuate="onLoad">
            <text:p/>
          </draw:image>
          <draw:image xlink:href="Pictures/10000201000000650000006595ED0F09703BEE70.png" xlink:type="simple" xlink:show="embed" xlink:actuate="onLoad"/>
        </draw:frame>
        <draw:frame draw:style-name="gr5" draw:text-style-name="P5" draw:layer="layout" svg:width="2.2cm" svg:height="2.2cm" svg:x="14.8cm" svg:y="6.3cm">
          <draw:image xlink:href="Pictures/1000128300000A7000000A70573271970FED9C16.svg" xlink:type="simple" xlink:show="embed" xlink:actuate="onLoad">
            <text:p/>
          </draw:image>
          <draw:image xlink:href="Pictures/10000201000000650000006595ED0F09703BEE70.png" xlink:type="simple" xlink:show="embed" xlink:actuate="onLoad"/>
        </draw:frame>
        <draw:frame draw:style-name="gr6" draw:text-style-name="P12" draw:layer="layout" svg:width="2.671cm" svg:height="2.671cm" svg:x="2.124cm" svg:y="26.064cm">
          <draw:image xlink:href="Pictures/1000063900000A7000000A70DF715BA861FF71BF.svg" xlink:type="simple" xlink:show="embed" xlink:actuate="onLoad">
            <text:p text:style-name="P1"><text:span text:style-name="T8">SCL3</text:span></text:p>
          </draw:image>
          <draw:image xlink:href="Pictures/10000201000000650000006566F623489ADB2932.png" xlink:type="simple" xlink:show="embed" xlink:actuate="onLoad"/>
        </draw:frame>
        <draw:frame draw:style-name="gr6" draw:text-style-name="P13" draw:layer="layout" svg:width="2.206cm" svg:height="2.206cm" svg:x="14.794cm" svg:y="23.294cm">
          <draw:image xlink:href="Pictures/100006280000089F0000089FB8DA6540218C4784.svg" xlink:type="simple" xlink:show="embed" xlink:actuate="onLoad">
            <text:p text:style-name="P1"><text:span text:style-name="T9">Cloud</text:span></text:p>
            <text:p text:style-name="P1"><text:span text:style-name="T9">Trail</text:span></text:p>
          </draw:image>
          <draw:image xlink:href="Pictures/100002010000005300000053D53E1F0DDA8CA77C.png" xlink:type="simple" xlink:show="embed" xlink:actuate="onLoad"/>
        </draw:frame>
        <draw:frame draw:style-name="gr7" draw:text-style-name="P14" draw:layer="layout" svg:width="2.671cm" svg:height="2.671cm" svg:x="6.5cm" svg:y="26cm">
          <draw:image xlink:href="Pictures/1000044900000A7000000A7041F8E44763A17D4C.svg" xlink:type="simple" xlink:show="embed" xlink:actuate="onLoad">
            <text:p text:style-name="P1"><text:span text:style-name="T10">CloudHealth</text:span></text:p>
          </draw:image>
          <draw:image xlink:href="Pictures/1000020100000065000000657C6D97CF829B1A7A.png" xlink:type="simple" xlink:show="embed" xlink:actuate="onLoad"/>
        </draw:frame>
        <draw:frame draw:style-name="gr7" draw:text-style-name="P14" draw:layer="layout" svg:width="2.671cm" svg:height="2.671cm" svg:x="11cm" svg:y="26.029cm">
          <draw:image xlink:href="Pictures/1000044900000A7000000A7041F8E44763A17D4C.svg" xlink:type="simple" xlink:show="embed" xlink:actuate="onLoad">
            <text:p text:style-name="P1"><text:span text:style-name="T10">MIG</text:span></text:p>
          </draw:image>
          <draw:image xlink:href="Pictures/1000020100000065000000657C6D97CF829B1A7A.png" xlink:type="simple" xlink:show="embed" xlink:actuate="onLoad"/>
        </draw:frame>
        <draw:frame draw:style-name="gr6" draw:text-style-name="P13" draw:layer="layout" svg:width="2.671cm" svg:height="2.671cm" svg:x="15.329cm" svg:y="26.029cm">
          <draw:image xlink:href="Pictures/100004DE00000A7000000A702A192940F2C79CC1.svg" xlink:type="simple" xlink:show="embed" xlink:actuate="onLoad">
            <text:p text:style-name="P1"><text:span text:style-name="T9">InfoSec</text:span></text:p>
            <text:p text:style-name="P1"><text:span text:style-name="T9">SQS</text:span></text:p>
          </draw:image>
          <draw:image xlink:href="Pictures/10000201000000650000006591F26EE851856C8D.png" xlink:type="simple" xlink:show="embed" xlink:actuate="onLoad"/>
        </draw:frame>
        <draw:frame draw:style-name="gr6" draw:text-style-name="P13" xml:id="id15" draw:id="id15" draw:layer="layout" svg:width="2.671cm" svg:height="2.671cm" svg:x="16.5cm" svg:y="21.829cm">
          <draw:image xlink:href="Pictures/100006AB00000A7000000A70216B57D964F3D7A9.svg" xlink:type="simple" xlink:show="embed" xlink:actuate="onLoad">
            <text:p text:style-name="P1"><text:span text:style-name="T9">Dynamo</text:span></text:p>
            <text:p text:style-name="P1"><text:span text:style-name="T9">DB</text:span></text:p>
          </draw:image>
          <draw:image xlink:href="Pictures/10000201000000650000006528E45C89BB522AF6.png" xlink:type="simple" xlink:show="embed" xlink:actuate="onLoad"/>
        </draw:frame>
        <draw:frame draw:style-name="gr8" draw:text-style-name="P15" draw:layer="layout" svg:width="3.093cm" svg:height="0.683cm" svg:x="4.048cm" svg:y="6.894cm">
          <draw:text-box>
            <text:p><text:span text:style-name="T1">Nubis Services</text:span></text:p>
          </draw:text-box>
        </draw:frame>
        <draw:frame draw:style-name="gr8" draw:text-style-name="P15" draw:layer="layout" svg:width="3.093cm" svg:height="0.683cm" svg:x="4.384cm" svg:y="12.176cm">
          <draw:text-box>
            <text:p><text:span text:style-name="T1">Nubis Services</text:span></text:p>
          </draw:text-box>
        </draw:frame>
        <draw:custom-shape draw:style-name="gr9" draw:text-style-name="P16" draw:layer="layout" svg:width="2cm" svg:height="0.5cm" svg:x="4.683cm" svg:y="5.826cm">
          <text:p text:style-name="P1"><text:span text:style-name="T11">NA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cm" svg:height="2cm" svg:x="4.429cm" svg:y="23.987cm">
          <draw:image xlink:href="Pictures/1000054500000A7000000A70C8D1A99A07E88C3B.svg" xlink:type="simple" xlink:show="embed" xlink:actuate="onLoad">
            <text:p/>
          </draw:image>
          <draw:image xlink:href="Pictures/100002010000006500000065BF36B9946A6CB814.png" xlink:type="simple" xlink:show="embed" xlink:actuate="onLoad"/>
        </draw:frame>
        <draw:frame draw:style-name="gr6" draw:text-style-name="P6" xml:id="id8" draw:id="id8" draw:layer="layout" svg:width="2.671cm" svg:height="2.671cm" svg:x="9.124cm" svg:y="15.347cm">
          <draw:image xlink:href="Pictures/1000064700000A7000000A70257BC25872032208.svg" xlink:type="simple" xlink:show="embed" xlink:actuate="onLoad">
            <text:p text:style-name="P1"><text:span text:style-name="T2">EC2</text:span></text:p>
          </draw:image>
          <draw:image xlink:href="Pictures/1000020100000065000000657B5F1FFDD25E7985.png" xlink:type="simple" xlink:show="embed" xlink:actuate="onLoad"/>
        </draw:frame>
        <draw:frame draw:style-name="gr10" draw:text-style-name="P15" xml:id="id7" draw:id="id7" draw:layer="layout" svg:width="1.709cm" svg:height="0.683cm" svg:x="9.451cm" svg:y="15.43cm">
          <draw:text-box>
            <text:p><text:span text:style-name="T1">Consul</text:span></text:p>
          </draw:text-box>
        </draw:frame>
        <draw:frame draw:style-name="gr6" draw:text-style-name="P17" xml:id="id10" draw:id="id10" draw:layer="layout" svg:width="2.159cm" svg:height="2.159cm" svg:x="11.795cm" svg:y="13.7cm">
          <draw:image xlink:href="Pictures/100006F000000A7000000A70F1FD75B431D188CD.svg" xlink:type="simple" xlink:show="embed" xlink:actuate="onLoad">
            <text:p text:style-name="P1"><text:span text:style-name="T11">ASG</text:span></text:p>
          </draw:image>
          <draw:image xlink:href="Pictures/100002010000006500000065D08665D753CB19DD.png" xlink:type="simple" xlink:show="embed" xlink:actuate="onLoad"/>
        </draw:frame>
        <draw:frame draw:style-name="gr6" draw:text-style-name="P7" xml:id="id3" draw:id="id3" draw:layer="layout" svg:width="2.088cm" svg:height="2.088cm" svg:x="9.072cm" svg:y="8.239cm">
          <draw:image xlink:href="Pictures/1000084200000A7000000A7004CA5E9CD52191D8.svg" xlink:type="simple" xlink:show="embed" xlink:actuate="onLoad">
            <text:p text:style-name="P1"><text:span text:style-name="T3">ELB</text:span></text:p>
          </draw:image>
          <draw:image xlink:href="Pictures/10000201000000650000006571BEDDE84A7D13B9.png" xlink:type="simple" xlink:show="embed" xlink:actuate="onLoad"/>
        </draw:frame>
        <draw:frame draw:style-name="gr6" draw:text-style-name="P7" xml:id="id16" draw:id="id16" draw:layer="layout" svg:width="2.088cm" svg:height="2.088cm" svg:x="8.747cm" svg:y="19.232cm">
          <draw:image xlink:href="Pictures/1000084200000A7000000A7004CA5E9CD52191D8.svg" xlink:type="simple" xlink:show="embed" xlink:actuate="onLoad">
            <text:p text:style-name="P1"><text:span text:style-name="T3">ELB</text:span></text:p>
          </draw:image>
          <draw:image xlink:href="Pictures/10000201000000650000006571BEDDE84A7D13B9.png" xlink:type="simple" xlink:show="embed" xlink:actuate="onLoad"/>
        </draw:frame>
        <draw:frame draw:style-name="gr6" draw:text-style-name="P8" xml:id="id12" draw:id="id12" draw:layer="layout" svg:width="2.671cm" svg:height="2.671cm" svg:x="4.81cm" svg:y="19.157cm">
          <draw:image xlink:href="Pictures/100006E000000A7000000A704A7D100C74591262.svg" xlink:type="simple" xlink:show="embed" xlink:actuate="onLoad">
            <text:p text:style-name="P1"><text:span text:style-name="T4">Consul</text:span></text:p>
            <text:p text:style-name="P1"><text:span text:style-name="T4">Backup</text:span></text:p>
          </draw:image>
          <draw:image xlink:href="Pictures/100002010000006500000065585C73309BC9261A.png" xlink:type="simple" xlink:show="embed" xlink:actuate="onLoad"/>
        </draw:frame>
        <draw:frame draw:style-name="gr6" draw:text-style-name="P17" xml:id="id6" draw:id="id6" draw:layer="layout" svg:width="2.158cm" svg:height="2.158cm" svg:x="7.731cm" svg:y="12.685cm">
          <draw:image xlink:href="Pictures/10000C1600000A7000000A70B1A0937E37FDB3E8.svg" xlink:type="simple" xlink:show="embed" xlink:actuate="onLoad">
            <text:p text:style-name="P1"><text:span text:style-name="T11">IAM</text:span></text:p>
            <text:p text:style-name="P1"><text:span text:style-name="T11">Role</text:span></text:p>
          </draw:image>
          <draw:image xlink:href="Pictures/1000020100000065000000652B039862A2024B09.png" xlink:type="simple" xlink:show="embed" xlink:actuate="onLoad"/>
        </draw:frame>
        <draw:frame draw:style-name="gr6" draw:text-style-name="P17" xml:id="id5" draw:id="id5" draw:layer="layout" svg:width="2.285cm" svg:height="2.285cm" svg:x="6.207cm" svg:y="14.463cm">
          <draw:image xlink:href="Pictures/1000053E00000A7000000A70666C0C00AA218D39.svg" xlink:type="simple" xlink:show="embed" xlink:actuate="onLoad">
            <text:p text:style-name="P1"><text:span text:style-name="T11">IAM</text:span></text:p>
            <text:p text:style-name="P1"><text:span text:style-name="T11">Policy</text:span></text:p>
          </draw:image>
          <draw:image xlink:href="Pictures/1000020100000065000000657D43458BF82D0F1C.png" xlink:type="simple" xlink:show="embed" xlink:actuate="onLoad"/>
        </draw:frame>
        <draw:frame draw:style-name="gr6" draw:text-style-name="P17" xml:id="id14" draw:id="id14" draw:layer="layout" svg:width="2.285cm" svg:height="2.285cm" svg:x="13.955cm" svg:y="19.415cm">
          <draw:image xlink:href="Pictures/1000053E00000A7000000A70666C0C00AA218D39.svg" xlink:type="simple" xlink:show="embed" xlink:actuate="onLoad">
            <text:p text:style-name="P1"><text:span text:style-name="T11">IAM</text:span></text:p>
            <text:p text:style-name="P1"><text:span text:style-name="T11">Policy</text:span></text:p>
          </draw:image>
          <draw:image xlink:href="Pictures/1000020100000065000000657D43458BF82D0F1C.png" xlink:type="simple" xlink:show="embed" xlink:actuate="onLoad"/>
        </draw:frame>
        <draw:frame draw:style-name="gr6" draw:text-style-name="P17" xml:id="id9" draw:id="id9" draw:layer="layout" svg:width="2.285cm" svg:height="2.285cm" svg:x="4.302cm" svg:y="16.875cm">
          <draw:image xlink:href="Pictures/1000053E00000A7000000A70666C0C00AA218D39.svg" xlink:type="simple" xlink:show="embed" xlink:actuate="onLoad">
            <text:p text:style-name="P1"><text:span text:style-name="T11">IAM</text:span></text:p>
            <text:p text:style-name="P1"><text:span text:style-name="T11">Policy</text:span></text:p>
          </draw:image>
          <draw:image xlink:href="Pictures/1000020100000065000000657D43458BF82D0F1C.png" xlink:type="simple" xlink:show="embed" xlink:actuate="onLoad"/>
        </draw:frame>
        <draw:frame draw:style-name="gr6" draw:text-style-name="P18" xml:id="id13" draw:id="id13" draw:layer="layout" svg:width="1.909cm" svg:height="1.909cm" svg:x="14.208cm" svg:y="16.49cm">
          <draw:image xlink:href="Pictures/1000075900000A7000000A70C208B3296F89C5B2.svg" xlink:type="simple" xlink:show="embed" xlink:actuate="onLoad">
            <text:p text:style-name="P1"><text:span text:style-name="T12">Instance</text:span></text:p>
            <text:p text:style-name="P1"><text:span text:style-name="T12">Profile</text:span></text:p>
          </draw:image>
          <draw:image xlink:href="Pictures/100002010000006500000065AA13EF96E0849EEB.png" xlink:type="simple" xlink:show="embed" xlink:actuate="onLoad"/>
        </draw:frame>
        <draw:custom-shape draw:style-name="gr11" draw:text-style-name="P19" xml:id="id11" draw:id="id11" draw:layer="layout" svg:width="1.746cm" svg:height="0.762cm" svg:x="11.414cm" svg:y="17.51cm">
          <text:p text:style-name="P1"><text:span text:style-name="T13">Security</text:span></text:p>
          <text:p text:style-name="P1"><text:span text:style-name="T13">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xml:id="id17" draw:id="id17" draw:layer="layout" svg:width="1.746cm" svg:height="0.762cm" svg:x="10.652cm" svg:y="20.939cm">
          <text:p text:style-name="P1"><text:span text:style-name="T13">Security</text:span></text:p>
          <text:p text:style-name="P1"><text:span text:style-name="T13">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xml:id="id4" draw:id="id4" draw:layer="layout" svg:width="1.746cm" svg:height="0.762cm" svg:x="11.287cm" svg:y="9.763cm">
          <text:p text:style-name="P1"><text:span text:style-name="T13">Security</text:span></text:p>
          <text:p text:style-name="P1"><text:span text:style-name="T13">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5" draw:layer="layout" svg:width="1.709cm" svg:height="0.683cm" svg:x="9.197cm" svg:y="7.858cm">
          <draw:text-box>
            <text:p><text:span text:style-name="T1">Consul</text:span></text:p>
          </draw:text-box>
        </draw:frame>
        <draw:connector draw:style-name="gr12" draw:text-style-name="P5" draw:layer="layout" draw:type="lines" svg:x1="5.835cm" svg:y1="12.246cm" svg:x2="5.462cm" svg:y2="9.382cm" draw:start-shape="id1" draw:end-shape="id2" svg:d="M5835 12246v-500l-373-1864v-500" svg:viewBox="0 0 374 2865">
          <text:p/>
        </draw:connector>
        <draw:connector draw:style-name="gr12" draw:text-style-name="P5" draw:layer="layout" draw:type="lines" svg:x1="11.16cm" svg:y1="9.283cm" svg:x2="12.16cm" svg:y2="9.763cm" draw:start-shape="id3" draw:start-glue-point="1" draw:end-shape="id4" draw:end-glue-point="0" svg:d="M11160 9283h500l500-21v501" svg:viewBox="0 0 1001 502">
          <text:p/>
        </draw:connector>
        <draw:connector draw:style-name="gr12" draw:text-style-name="P5" draw:layer="layout" draw:type="lines" svg:x1="7.349cm" svg:y1="14.463cm" svg:x2="7.731cm" svg:y2="13.764cm" draw:start-shape="id5" draw:start-glue-point="0" draw:end-shape="id6" draw:end-glue-point="3" svg:d="M7349 14463v-500l-118-199h500" svg:viewBox="0 0 501 700">
          <text:p/>
        </draw:connector>
        <draw:connector draw:style-name="gr12" draw:text-style-name="P5" draw:layer="layout" draw:type="lines" svg:x1="8.81cm" svg:y1="12.685cm" svg:x2="10.116cm" svg:y2="10.327cm" draw:start-shape="id6" draw:start-glue-point="0" draw:end-shape="id3" svg:d="M8810 12685v-500l1306-1358v-500" svg:viewBox="0 0 1307 2359">
          <text:p/>
        </draw:connector>
        <draw:connector draw:style-name="gr12" draw:text-style-name="P5" draw:layer="layout" draw:type="lines" svg:x1="10.305cm" svg:y1="15.43cm" svg:x2="8.492cm" svg:y2="15.605cm" draw:start-shape="id7" draw:start-glue-point="0" draw:end-shape="id5" draw:end-glue-point="1" svg:d="M10305 15430v-500l-1313 675h-500" svg:viewBox="0 0 1814 676">
          <text:p/>
        </draw:connector>
        <draw:connector draw:style-name="gr12" draw:text-style-name="P5" draw:layer="layout" draw:type="lines" svg:x1="9.124cm" svg:y1="16.682cm" svg:x2="6.587cm" svg:y2="18.017cm" draw:start-shape="id8" draw:start-glue-point="3" draw:end-shape="id9" svg:d="M9124 16682h-500l-1537 1335h-500" svg:viewBox="0 0 2538 1336">
          <text:p/>
        </draw:connector>
        <draw:connector draw:style-name="gr12" draw:text-style-name="P5" draw:layer="layout" draw:type="lines" svg:x1="11.795cm" svg:y1="16.682cm" svg:x2="11.795cm" svg:y2="14.779cm" draw:start-shape="id8" draw:start-glue-point="1" draw:end-shape="id10" draw:end-glue-point="3" svg:d="M11795 16682h500l-1000-1903h500" svg:viewBox="0 0 1001 1904">
          <text:p/>
        </draw:connector>
        <draw:connector draw:style-name="gr12" draw:text-style-name="P5" draw:layer="layout" draw:type="lines" svg:x1="10.459cm" svg:y1="18.018cm" svg:x2="11.414cm" svg:y2="17.891cm" draw:start-shape="id8" draw:start-glue-point="2" draw:end-shape="id11" svg:d="M10459 18018v500l454-627h501" svg:viewBox="0 0 956 628">
          <text:p/>
        </draw:connector>
        <draw:connector draw:style-name="gr12" draw:text-style-name="P5" draw:layer="layout" draw:type="lines" svg:x1="5.444cm" svg:y1="19.16cm" svg:x2="6.145cm" svg:y2="19.157cm" draw:start-shape="id9" draw:start-glue-point="2" draw:end-shape="id12" svg:d="M5444 19160v500l701-1003v500" svg:viewBox="0 0 702 1004">
          <text:p/>
        </draw:connector>
        <draw:connector draw:style-name="gr13" draw:text-style-name="P5" draw:layer="layout" draw:type="lines" svg:x1="11.795cm" svg:y1="16.682cm" svg:x2="14.208cm" svg:y2="17.444cm" draw:start-shape="id8" draw:start-glue-point="1" draw:end-shape="id13" svg:d="M11795 16682h500l1413 762h500" svg:viewBox="0 0 2414 763">
          <text:p/>
        </draw:connector>
        <draw:connector draw:style-name="gr13" draw:text-style-name="P5" draw:layer="layout" draw:type="lines" svg:x1="15.162cm" svg:y1="18.399cm" svg:x2="15.097cm" svg:y2="19.415cm" draw:start-shape="id13" draw:start-glue-point="2" draw:end-shape="id14" draw:end-glue-point="0" svg:d="M15162 18399v500l-65 16v500" svg:viewBox="0 0 66 1017">
          <text:p/>
        </draw:connector>
        <draw:connector draw:style-name="gr13" draw:text-style-name="P5" draw:layer="layout" draw:type="lines" svg:x1="16.24cm" svg:y1="20.557cm" svg:x2="17.835cm" svg:y2="21.829cm" draw:start-shape="id14" draw:start-glue-point="1" draw:end-shape="id15" svg:d="M16240 20557h500l1095 772v500" svg:viewBox="0 0 1596 1273">
          <text:p/>
        </draw:connector>
        <draw:connector draw:style-name="gr12" draw:text-style-name="P5" draw:layer="layout" draw:type="lines" svg:x1="10.459cm" svg:y1="18.018cm" svg:x2="9.791cm" svg:y2="19.232cm" draw:start-shape="id8" draw:start-glue-point="2" draw:end-shape="id16" draw:end-glue-point="0" svg:d="M10459 18018v500l-668 214v500" svg:viewBox="0 0 669 1215">
          <text:p/>
        </draw:connector>
        <draw:connector draw:style-name="gr12" draw:text-style-name="P5" draw:layer="layout" draw:type="lines" svg:x1="10.835cm" svg:y1="20.276cm" svg:x2="11.525cm" svg:y2="20.939cm" draw:start-shape="id16" draw:start-glue-point="1" draw:end-shape="id17" draw:end-glue-point="0" svg:d="M10835 20276h500l190 162v501" svg:viewBox="0 0 691 664">
          <text:p/>
        </draw:connector>
        <draw:connector draw:style-name="gr14" draw:text-style-name="P5" draw:layer="layout" svg:x1="9.124cm" svg:y1="16.682cm" svg:x2="5.835cm" svg:y2="14.917cm" draw:start-shape="id8" draw:start-glue-point="3" draw:end-shape="id1" draw:end-glue-point="2" svg:d="M9124 16682h-3289v-1765" svg:viewBox="0 0 3290 17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2DT2H56M32S</meta:editing-duration>
    <meta:editing-cycles>22</meta:editing-cycles>
    <meta:generator>LibreOffice/5.2.2.2$Linux_X86_64 LibreOffice_project/20m0$Build-2</meta:generator>
    <dc:date>2016-11-14T14:32:39.987580193</dc:date>
    <meta:document-statistic meta:object-count="57"/>
  </office:meta>
</office:document-meta>
</file>